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1.6492in"/>
    </style:style>
    <style:style style:name="co4" style:family="table-column">
      <style:table-column-properties fo:break-before="auto" style:column-width="1.5134in"/>
    </style:style>
    <style:style style:name="co5" style:family="table-column">
      <style:table-column-properties fo:break-before="auto" style:column-width="1.7374in"/>
    </style:style>
    <style:style style:name="co6" style:family="table-column">
      <style:table-column-properties fo:break-before="auto" style:column-width="1.2693in"/>
    </style:style>
    <style:style style:name="co7" style:family="table-column">
      <style:table-column-properties fo:break-before="auto" style:column-width="0.9102in"/>
    </style:style>
    <style:style style:name="co8" style:family="table-column">
      <style:table-column-properties fo:break-before="auto" style:column-width="0.9772in"/>
    </style:style>
    <style:style style:name="co9" style:family="table-column">
      <style:table-column-properties fo:break-before="auto" style:column-width="1.5425in"/>
    </style:style>
    <style:style style:name="co10" style:family="table-column">
      <style:table-column-properties fo:break-before="auto" style:column-width="1.4055in"/>
    </style:style>
    <style:style style:name="co12" style:family="table-column">
      <style:table-column-properties fo:break-before="auto" style:column-width="1.57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font-name="Liberation Sans"/>
    </style:style>
    <style:style style:name="ce10" style:family="table-cell" style:parent-style-name="Default">
      <style:table-cell-properties fo:background-color="#e6e6ff" style:text-align-source="fix" style:repeat-content="false" style:shrink-to-fit="tru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shrink-to-fit="tru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2" style:family="table-cell" style:parent-style-name="Default" style:data-style-name="N122">
      <style:table-cell-properties style:text-align-source="fix" style:repeat-content="false" style:shrink-to-fit="true"/>
      <style:paragraph-properties fo:text-align="center" fo:margin-left="0in"/>
      <style:text-properties style:font-name="Liberation Sans"/>
    </style:style>
    <style:style style:name="ce13" style:family="table-cell" style:parent-style-name="Default" style:data-style-name="N122">
      <style:table-cell-properties style:text-align-source="fix" style:repeat-content="false" fo:background-color="transparent" style:shrink-to-fit="true"/>
      <style:paragraph-properties fo:text-align="center" fo:margin-left="0in"/>
      <style:text-properties style:font-name="Liberation Sans"/>
    </style:style>
    <style:style style:name="ce14" style:family="table-cell" style:parent-style-name="Default" style:data-style-name="N122">
      <style:table-cell-properties fo:background-color="#c0c0c0" style:text-align-source="fix" style:repeat-content="false" style:shrink-to-fit="true"/>
      <style:paragraph-properties fo:text-align="center" fo:margin-left="0in"/>
      <style:text-properties style:font-name="Liberation Sans"/>
    </style:style>
    <style:style style:name="ce15" style:family="table-cell" style:parent-style-name="Default">
      <style:table-cell-properties style:text-align-source="fix" style:repeat-content="false" style:shrink-to-fit="true"/>
      <style:paragraph-properties fo:text-align="center" fo:margin-left="0in"/>
      <style:text-properties style:font-name="Liberation Sans"/>
    </style:style>
    <style:style style:name="ce16" style:family="table-cell" style:parent-style-name="Default">
      <style:table-cell-properties fo:background-color="#c0c0c0" style:text-align-source="fix" style:repeat-content="false" style:shrink-to-fit="true"/>
      <style:paragraph-properties fo:text-align="center" fo:margin-left="0in"/>
      <style:text-properties style:font-name="Liberation Sans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  <style:text-properties style:font-name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cc99"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1">
      <style:table-cell-properties fo:background-color="#c0c0c0" style:text-align-source="fix" style:repeat-content="false"/>
      <style:paragraph-properties fo:text-align="center" fo:margin-left="0in"/>
      <style:text-properties style:font-name="Liberation Sans"/>
    </style:style>
    <style:style style:name="ce24" style:family="table-cell" style:parent-style-name="Default" style:data-style-name="N121">
      <style:table-cell-properties fo:background-color="#ffcc99" style:text-align-source="fix" style:repeat-content="false"/>
      <style:paragraph-properties fo:text-align="center" fo:margin-left="0in"/>
      <style:text-properties style:font-name="Liberation Sans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26" style:family="table-cell" style:parent-style-name="Default">
      <style:table-cell-properties fo:background-color="#e6e6ff"/>
    </style:style>
    <style:style style:name="ce27" style:family="table-cell" style:parent-style-name="Default">
      <style:table-cell-properties fo:background-color="#c0c0c0"/>
    </style:style>
    <style:style style:name="ce28" style:family="table-cell" style:parent-style-name="Default" style:data-style-name="N122"/>
    <style:style style:name="ce29" style:family="table-cell" style:parent-style-name="Default" style:data-style-name="N122">
      <style:table-cell-properties fo:background-color="#c0c0c0"/>
    </style:style>
    <style:style style:name="ce30" style:family="table-cell" style:parent-style-name="Default">
      <style:table-cell-properties fo:background-color="#ffcc99"/>
    </style:style>
    <style:style style:name="ce3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32" style:family="table-cell" style:parent-style-name="Default" style:data-style-name="N121">
      <style:table-cell-properties fo:background-color="#c0c0c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in" svg:height="3.5457in" svg:x="0in" svg:y="6.2181in">
            <draw:object draw:notify-on-update-of-ranges="Sheet1.D2:Sheet1.D2 Sheet1.D3:Sheet1.D12 Sheet1.E2:Sheet1.E2 Sheet1.E3:Sheet1.E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3in" svg:height="3.5457in" svg:x="0in" svg:y="2.6988in">
            <draw:object draw:notify-on-update-of-ranges="Sheet1.B2:Sheet1.B2 Sheet1.B3:Sheet1.B12 Sheet1.C2:Sheet1.C2 Sheet1.C3:Sheet1.C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6.3in" svg:height="3.5457in" svg:x="0in" svg:y="10.0835in">
            <draw:object draw:notify-on-update-of-ranges="Sheet1.J13:Sheet1.J13 Sheet1.B2:Sheet1.B2 Sheet1.B13:Sheet1.B13 Sheet1.H72:Sheet1.H72 Sheet1.H72:Sheet1.H72 Sheet1.J2:Sheet1.J2 Sheet1.J13:Sheet1.J13 Sheet1.I72:Sheet1.I72 Sheet1.I72:Sheet1.I72 Sheet1.C2:Sheet1.C2 Sheet1.C13:Sheet1.C13 Sheet1.J72:Sheet1.J72 Sheet1.J72:Sheet1.J72 Sheet1.K2:Sheet1.K2 Sheet1.K13:Sheet1.K13 Sheet1.K72:Sheet1.K72 Sheet1.K72:Sheet1.K7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6.3in" svg:height="3.5457in" svg:x="8.8957in" svg:y="3.1929in">
            <draw:object draw:notify-on-update-of-ranges="Sheet1.J2:Sheet1.J2 Sheet1.J3:Sheet1.J12 Sheet1.K2:Sheet1.K2 Sheet1.K3:Sheet1.K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6.3in" svg:height="3.5457in" svg:x="8.8957in" svg:y="7.0579in">
            <draw:object draw:notify-on-update-of-ranges="Sheet1.L2:Sheet1.L2 Sheet1.L3:Sheet1.L12 Sheet1.M2:Sheet1.M2 Sheet1.M3:Sheet1.M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3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2" table:default-cell-style-name="ce5"/>
        <table:table-column table:style-name="co6" table:default-cell-style-name="ce5"/>
        <table:table-column table:style-name="co7" table:number-columns-repeated="1011" table:default-cell-style-name="ce5"/>
        <table:table-row table:style-name="ro3">
          <table:table-cell table:style-name="ce1" office:value-type="string">
            <text:p>Polling</text:p>
          </table:table-cell>
          <table:table-cell table:style-name="ce6" table:number-columns-repeated="2"/>
          <table:table-cell table:style-name="ce10"/>
          <table:table-cell table:style-name="ce6"/>
          <table:table-cell table:number-columns-repeated="3"/>
          <table:table-cell table:style-name="ce1" office:value-type="string">
            <text:p>Blocking</text:p>
          </table:table-cell>
          <table:table-cell table:style-name="ce6" table:number-columns-repeated="2"/>
          <table:table-cell table:style-name="ce1"/>
          <table:table-cell table:style-name="ce6"/>
          <table:table-cell table:number-columns-repeated="1011"/>
        </table:table-row>
        <table:table-row table:style-name="ro3">
          <table:table-cell table:style-name="ce2"/>
          <table:table-cell table:style-name="ce7" office:value-type="string">
            <text:p>Aggressive | ETS (MJ)</text:p>
          </table:table-cell>
          <table:table-cell table:style-name="ce7" office:value-type="string">
            <text:p>Aggressive | TTS (s)</text:p>
          </table:table-cell>
          <table:table-cell table:style-name="ce11" office:value-type="string">
            <text:p>Aggressive | Power (W)</text:p>
          </table:table-cell>
          <table:table-cell table:style-name="ce7" office:value-type="string">
            <text:p>Time</text:p>
          </table:table-cell>
          <table:table-cell table:number-columns-repeated="3"/>
          <table:table-cell table:style-name="ce2"/>
          <table:table-cell table:style-name="ce7" office:value-type="string">
            <text:p>Degraded | ETS (MJ)</text:p>
          </table:table-cell>
          <table:table-cell table:style-name="ce7" office:value-type="string">
            <text:p>Degraded | TTS (s)</text:p>
          </table:table-cell>
          <table:table-cell table:style-name="ce4" office:value-type="string">
            <text:p>Degraded | Power (W)</text:p>
          </table:table-cell>
          <table:table-cell table:style-name="ce7" office:value-type="string">
            <text:p>Time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8" office:value-type="float" office:value="23.091">
            <text:p>23.091</text:p>
          </table:table-cell>
          <table:table-cell table:style-name="ce8" office:value-type="float" office:value="6221.699">
            <text:p>6221.699</text:p>
          </table:table-cell>
          <table:table-cell table:style-name="ce12" office:value-type="float" office:value="3711.3">
            <text:p>3711.3</text:p>
          </table:table-cell>
          <table:table-cell office:value-type="float" office:value="6221.7">
            <text:p>6221.7</text:p>
          </table:table-cell>
          <table:table-cell table:number-columns-repeated="3"/>
          <table:table-cell table:style-name="ce2"/>
          <table:table-cell table:style-name="ce8" office:value-type="float" office:value="22.564">
            <text:p>22.564</text:p>
          </table:table-cell>
          <table:table-cell table:style-name="ce8" office:value-type="float" office:value="6181.8">
            <text:p>6181.8</text:p>
          </table:table-cell>
          <table:table-cell table:style-name="ce25" office:value-type="float" office:value="3650.1">
            <text:p>3650.1</text:p>
          </table:table-cell>
          <table:table-cell office:value-type="float" office:value="6181.8">
            <text:p>6181.8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8" office:value-type="float" office:value="22.531">
            <text:p>22.531</text:p>
          </table:table-cell>
          <table:table-cell table:style-name="ce8" office:value-type="float" office:value="6072.038">
            <text:p>6072.038</text:p>
          </table:table-cell>
          <table:table-cell table:style-name="ce12" office:value-type="float" office:value="3710.7">
            <text:p>3710.7</text:p>
          </table:table-cell>
          <table:table-cell office:value-type="float" office:value="6072">
            <text:p>6072</text:p>
          </table:table-cell>
          <table:table-cell table:number-columns-repeated="3"/>
          <table:table-cell table:style-name="ce2"/>
          <table:table-cell table:style-name="ce8" office:value-type="float" office:value="22.174">
            <text:p>22.174</text:p>
          </table:table-cell>
          <table:table-cell table:style-name="ce8" office:value-type="float" office:value="6073.306">
            <text:p>6073.306</text:p>
          </table:table-cell>
          <table:table-cell table:style-name="ce25" office:value-type="float" office:value="3650.9">
            <text:p>3650.9</text:p>
          </table:table-cell>
          <table:table-cell office:value-type="float" office:value="6073.3">
            <text:p>6073.3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8" office:value-type="float" office:value="22.671">
            <text:p>22.671</text:p>
          </table:table-cell>
          <table:table-cell table:style-name="ce8" office:value-type="float" office:value="6110.105">
            <text:p>6110.105</text:p>
          </table:table-cell>
          <table:table-cell table:style-name="ce12" office:value-type="float" office:value="3710.4">
            <text:p>3710.4</text:p>
          </table:table-cell>
          <table:table-cell office:value-type="float" office:value="6110.1">
            <text:p>6110.1</text:p>
          </table:table-cell>
          <table:table-cell table:number-columns-repeated="3"/>
          <table:table-cell table:style-name="ce2"/>
          <table:table-cell table:style-name="ce8" office:value-type="float" office:value="22.256">
            <text:p>22.256</text:p>
          </table:table-cell>
          <table:table-cell table:style-name="ce8" office:value-type="float" office:value="6106.14">
            <text:p>6106.14</text:p>
          </table:table-cell>
          <table:table-cell table:style-name="ce25" office:value-type="float" office:value="3644.9">
            <text:p>3644.9</text:p>
          </table:table-cell>
          <table:table-cell office:value-type="float" office:value="6106.1">
            <text:p>6106.1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8" office:value-type="float" office:value="22.367">
            <text:p>22.367</text:p>
          </table:table-cell>
          <table:table-cell table:style-name="ce8" office:value-type="float" office:value="6039.94">
            <text:p>6039.94</text:p>
          </table:table-cell>
          <table:table-cell table:style-name="ce12" office:value-type="float" office:value="3703.2">
            <text:p>3703.2</text:p>
          </table:table-cell>
          <table:table-cell office:value-type="float" office:value="6039.9">
            <text:p>6039.9</text:p>
          </table:table-cell>
          <table:table-cell table:number-columns-repeated="3"/>
          <table:table-cell table:style-name="ce2"/>
          <table:table-cell table:style-name="ce8" office:value-type="float" office:value="22.05">
            <text:p>22.05</text:p>
          </table:table-cell>
          <table:table-cell table:style-name="ce8" office:value-type="float" office:value="6062.541">
            <text:p>6062.541</text:p>
          </table:table-cell>
          <table:table-cell table:style-name="ce25" office:value-type="float" office:value="3637.2">
            <text:p>3637.2</text:p>
          </table:table-cell>
          <table:table-cell office:value-type="float" office:value="6062.5">
            <text:p>6062.5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8" office:value-type="float" office:value="22.42">
            <text:p>22.42</text:p>
          </table:table-cell>
          <table:table-cell table:style-name="ce8" office:value-type="float" office:value="6055.353">
            <text:p>6055.353</text:p>
          </table:table-cell>
          <table:table-cell table:style-name="ce12" office:value-type="float" office:value="3702.6">
            <text:p>3702.6</text:p>
          </table:table-cell>
          <table:table-cell office:value-type="float" office:value="6055.4">
            <text:p>6055.4</text:p>
          </table:table-cell>
          <table:table-cell table:number-columns-repeated="3"/>
          <table:table-cell table:style-name="ce2"/>
          <table:table-cell table:style-name="ce8" office:value-type="float" office:value="22.078">
            <text:p>22.078</text:p>
          </table:table-cell>
          <table:table-cell table:style-name="ce8" office:value-type="float" office:value="6053.044">
            <text:p>6053.044</text:p>
          </table:table-cell>
          <table:table-cell table:style-name="ce25" office:value-type="float" office:value="3647.2">
            <text:p>3647.2</text:p>
          </table:table-cell>
          <table:table-cell office:value-type="float" office:value="6053">
            <text:p>6053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8" office:value-type="float" office:value="22.604">
            <text:p>22.604</text:p>
          </table:table-cell>
          <table:table-cell table:style-name="ce8" office:value-type="float" office:value="6087.362">
            <text:p>6087.362</text:p>
          </table:table-cell>
          <table:table-cell table:style-name="ce12" office:value-type="float" office:value="3713.3">
            <text:p>3713.3</text:p>
          </table:table-cell>
          <table:table-cell office:value-type="float" office:value="6087.4">
            <text:p>6087.4</text:p>
          </table:table-cell>
          <table:table-cell table:number-columns-repeated="3"/>
          <table:table-cell table:style-name="ce2"/>
          <table:table-cell table:style-name="ce8" office:value-type="float" office:value="22.272">
            <text:p>22.272</text:p>
          </table:table-cell>
          <table:table-cell table:style-name="ce8" office:value-type="float" office:value="6093.579">
            <text:p>6093.579</text:p>
          </table:table-cell>
          <table:table-cell table:style-name="ce25" office:value-type="float" office:value="3655.1">
            <text:p>3655.1</text:p>
          </table:table-cell>
          <table:table-cell office:value-type="float" office:value="6093.6">
            <text:p>6093.6</text:p>
          </table:table-cell>
          <table:table-cell table:number-columns-repeated="1011"/>
        </table:table-row>
        <table:table-row table:style-name="ro3">
          <table:table-cell table:style-name="ce2"/>
          <table:table-cell table:style-name="ce8" office:value-type="float" office:value="22.937">
            <text:p>22.937</text:p>
          </table:table-cell>
          <table:table-cell table:style-name="ce8" office:value-type="float" office:value="6166.214">
            <text:p>6166.214</text:p>
          </table:table-cell>
          <table:table-cell table:style-name="ce12" office:value-type="float" office:value="3719.8">
            <text:p>3719.8</text:p>
          </table:table-cell>
          <table:table-cell office:value-type="float" office:value="6166.2">
            <text:p>6166.2</text:p>
          </table:table-cell>
          <table:table-cell table:number-columns-repeated="3"/>
          <table:table-cell table:style-name="ce2"/>
          <table:table-cell table:style-name="ce8" office:value-type="float" office:value="22.292">
            <text:p>22.292</text:p>
          </table:table-cell>
          <table:table-cell table:style-name="ce8" office:value-type="float" office:value="6094.498">
            <text:p>6094.498</text:p>
          </table:table-cell>
          <table:table-cell table:style-name="ce25" office:value-type="float" office:value="3657.7">
            <text:p>3657.7</text:p>
          </table:table-cell>
          <table:table-cell office:value-type="float" office:value="6094.5">
            <text:p>6094.5</text:p>
          </table:table-cell>
          <table:table-cell table:number-columns-repeated="1011"/>
        </table:table-row>
        <table:table-row table:style-name="ro3">
          <table:table-cell table:style-name="ce2"/>
          <table:table-cell office:value-type="float" office:value="22.769">
            <text:p>22.769</text:p>
          </table:table-cell>
          <table:table-cell office:value-type="float" office:value="6115.483">
            <text:p>6115.483</text:p>
          </table:table-cell>
          <table:table-cell table:style-name="ce12" office:value-type="float" office:value="3723.2">
            <text:p>3723.2</text:p>
          </table:table-cell>
          <table:table-cell office:value-type="float" office:value="6115.5">
            <text:p>6115.5</text:p>
          </table:table-cell>
          <table:table-cell table:number-columns-repeated="3"/>
          <table:table-cell table:style-name="ce2"/>
          <table:table-cell office:value-type="float" office:value="22.357">
            <text:p>22.357</text:p>
          </table:table-cell>
          <table:table-cell office:value-type="float" office:value="6106.625">
            <text:p>6106.625</text:p>
          </table:table-cell>
          <table:table-cell table:style-name="ce25" office:value-type="float" office:value="3661.3">
            <text:p>3661.3</text:p>
          </table:table-cell>
          <table:table-cell office:value-type="float" office:value="6106.6">
            <text:p>6106.6</text:p>
          </table:table-cell>
          <table:table-cell table:number-columns-repeated="1011"/>
        </table:table-row>
        <table:table-row table:style-name="ro3">
          <table:table-cell table:style-name="ce2"/>
          <table:table-cell office:value-type="float" office:value="22.832">
            <text:p>22.832</text:p>
          </table:table-cell>
          <table:table-cell office:value-type="float" office:value="6134.517">
            <text:p>6134.517</text:p>
          </table:table-cell>
          <table:table-cell table:style-name="ce12" office:value-type="float" office:value="3722.1">
            <text:p>3722.1</text:p>
          </table:table-cell>
          <table:table-cell office:value-type="float" office:value="6134.5">
            <text:p>6134.5</text:p>
          </table:table-cell>
          <table:table-cell table:number-columns-repeated="3"/>
          <table:table-cell table:style-name="ce2"/>
          <table:table-cell office:value-type="float" office:value="22.093">
            <text:p>22.093</text:p>
          </table:table-cell>
          <table:table-cell office:value-type="float" office:value="6039.103">
            <text:p>6039.103</text:p>
          </table:table-cell>
          <table:table-cell table:style-name="ce25" office:value-type="float" office:value="3658.4">
            <text:p>3658.4</text:p>
          </table:table-cell>
          <table:table-cell office:value-type="float" office:value="6039.1">
            <text:p>6039.1</text:p>
          </table:table-cell>
          <table:table-cell table:number-columns-repeated="1011"/>
        </table:table-row>
        <table:table-row table:style-name="ro3">
          <table:table-cell table:style-name="ce2"/>
          <table:table-cell office:value-type="float" office:value="22.658">
            <text:p>22.658</text:p>
          </table:table-cell>
          <table:table-cell office:value-type="float" office:value="6092.279">
            <text:p>6092.279</text:p>
          </table:table-cell>
          <table:table-cell table:style-name="ce13" office:value-type="float" office:value="3719.2">
            <text:p>3719.2</text:p>
          </table:table-cell>
          <table:table-cell table:style-name="ce17" office:value-type="float" office:value="6092.3">
            <text:p>6092.3</text:p>
          </table:table-cell>
          <table:table-cell table:number-columns-repeated="3"/>
          <table:table-cell table:style-name="ce2"/>
          <table:table-cell office:value-type="float" office:value="22.104">
            <text:p>22.104</text:p>
          </table:table-cell>
          <table:table-cell office:value-type="float" office:value="6047.479">
            <text:p>6047.479</text:p>
          </table:table-cell>
          <table:table-cell table:style-name="ce25" office:value-type="float" office:value="3655.2">
            <text:p>3655.2</text:p>
          </table:table-cell>
          <table:table-cell office:value-type="float" office:value="6047.5">
            <text:p>6047.5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Mean</text:p>
          </table:table-cell>
          <table:table-cell table:style-name="ce9" table:formula="of:=AVERAGE([.B3:.B12])" office:value-type="float" office:value="22.688">
            <text:p>22.688</text:p>
          </table:table-cell>
          <table:table-cell table:style-name="ce9" table:formula="of:=AVERAGE([.C3:.C12])" office:value-type="float" office:value="6109.499">
            <text:p>6109.499</text:p>
          </table:table-cell>
          <table:table-cell table:style-name="ce14" table:formula="of:=AVERAGE([.D3:.D12])" office:value-type="float" office:value="3713.58">
            <text:p>3713.6</text:p>
          </table:table-cell>
          <table:table-cell table:style-name="ce18" table:formula="of:=AVERAGE([.E3:.E12])" office:value-type="float" office:value="6109.5">
            <text:p>6109.5</text:p>
          </table:table-cell>
          <table:table-cell table:number-columns-repeated="3"/>
          <table:table-cell table:style-name="ce3" office:value-type="string">
            <text:p>Mean</text:p>
          </table:table-cell>
          <table:table-cell table:style-name="ce9" table:formula="of:=AVERAGE([.J3:.J12])" office:value-type="float" office:value="22.224">
            <text:p>22.224</text:p>
          </table:table-cell>
          <table:table-cell table:style-name="ce23" table:formula="of:=AVERAGE([.K3:.K12])" office:value-type="float" office:value="6085.8115">
            <text:p>6085.812</text:p>
          </table:table-cell>
          <table:table-cell table:style-name="ce18" table:formula="of:=AVERAGE([.L3:.L12])" office:value-type="float" office:value="3651.8">
            <text:p>3651.8</text:p>
          </table:table-cell>
          <table:table-cell table:style-name="ce9" table:formula="of:=AVERAGE([.M3:.M12])" office:value-type="float" office:value="6085.8">
            <text:p>6085.8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Median</text:p>
          </table:table-cell>
          <table:table-cell table:formula="of:=MEDIAN([.B3:.B12])" office:value-type="float" office:value="22.6645">
            <text:p>22.6645</text:p>
          </table:table-cell>
          <table:table-cell table:formula="of:=MEDIAN([.C3:.C12])" office:value-type="float" office:value="6101.192">
            <text:p>6101.192</text:p>
          </table:table-cell>
          <table:table-cell table:formula="of:=MEDIAN([.D3:.D12])" office:value-type="float" office:value="3712.3">
            <text:p>3712.3</text:p>
          </table:table-cell>
          <table:table-cell table:formula="of:=MEDIAN([.E3:.E12])" office:value-type="float" office:value="6101.2">
            <text:p>6101.2</text:p>
          </table:table-cell>
          <table:table-cell table:number-columns-repeated="3"/>
          <table:table-cell table:style-name="ce20" office:value-type="string">
            <text:p>B. vs P.</text:p>
          </table:table-cell>
          <table:table-cell table:style-name="ce22" table:formula="of:=SUM(PRODUCT([.J13];100)/ [.B13])" office:value-type="float" office:value="97.9548660084626">
            <text:p>97.955</text:p>
          </table:table-cell>
          <table:table-cell table:style-name="ce24" table:formula="of:=SUM(PRODUCT([.K13];100)/ [.C13])" office:value-type="float" office:value="99.6122840841778">
            <text:p>99.612</text:p>
          </table:table-cell>
          <table:table-cell table:style-name="ce24" table:formula="of:=SUM(PRODUCT([.L13];100)/ [.D13])" office:value-type="float" office:value="98.3363762191739">
            <text:p>98.336</text:p>
          </table:table-cell>
          <table:table-cell table:style-name="ce24" table:formula="of:=SUM(PRODUCT([.M13];100)/ [.E13])" office:value-type="float" office:value="99.6120795482445">
            <text:p>99.612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Variance</text:p>
          </table:table-cell>
          <table:table-cell table:style-name="ce9" table:formula="of:=VAR([.B3:.B12])" office:value-type="float" office:value="0.0510517777777778">
            <text:p>0.0510517778</text:p>
          </table:table-cell>
          <table:table-cell table:style-name="ce9" table:formula="of:=VAR([.C3:.C12])" office:value-type="float" office:value="2936.40583644444">
            <text:p>2936.4058364444</text:p>
          </table:table-cell>
          <table:table-cell table:style-name="ce16" table:formula="of:=VAR([.D3:.D12])" office:value-type="float" office:value="54.1551111111112">
            <text:p>54.1551111111</text:p>
          </table:table-cell>
          <table:table-cell table:style-name="ce9" table:formula="of:=VAR([.E3:.E12])" office:value-type="float" office:value="2936.28444444445">
            <text:p>2936.2844444445</text:p>
          </table:table-cell>
          <table:table-cell table:number-columns-repeated="3"/>
          <table:table-cell table:style-name="ce3" office:value-type="string">
            <text:p>Savings</text:p>
          </table:table-cell>
          <table:table-cell table:style-name="ce23" table:formula="of:=100-[.J14]" office:value-type="float" office:value="2.04513399153738">
            <text:p>2.045</text:p>
          </table:table-cell>
          <table:table-cell table:style-name="ce23" table:formula="of:=100-[.K14]" office:value-type="float" office:value="0.387715915822241">
            <text:p>0.388</text:p>
          </table:table-cell>
          <table:table-cell table:style-name="ce23" table:formula="of:=100-[.L14]" office:value-type="float" office:value="1.66362378082606">
            <text:p>1.664</text:p>
          </table:table-cell>
          <table:table-cell table:style-name="ce23" table:formula="of:=100-[.M14]" office:value-type="float" office:value="0.387920451755463">
            <text:p>0.388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Std Dev</text:p>
          </table:table-cell>
          <table:table-cell table:formula="of:=STDEV([.B3:.B12])" office:value-type="float" office:value="0.225946404657781">
            <text:p>0.2259464047</text:p>
          </table:table-cell>
          <table:table-cell table:formula="of:=STDEV([.C2:.C12])" office:value-type="float" office:value="54.1886135312986">
            <text:p>54.1886135313</text:p>
          </table:table-cell>
          <table:table-cell table:formula="of:=STDEV([.D3:.D12])" office:value-type="float" office:value="7.35901563465598">
            <text:p>7.3590156347</text:p>
          </table:table-cell>
          <table:table-cell table:formula="of:=STDEV([.E3:.E12])" office:value-type="float" office:value="54.187493432013">
            <text:p>54.187493432</text:p>
          </table:table-cell>
          <table:table-cell table:number-columns-repeated="3"/>
          <table:table-cell table:style-name="ce4" office:value-type="string">
            <text:p>Median</text:p>
          </table:table-cell>
          <table:table-cell table:formula="of:=MEDIAN([.J3:.J12])" office:value-type="float" office:value="22.215">
            <text:p>22.215</text:p>
          </table:table-cell>
          <table:table-cell table:formula="of:=MEDIAN([.K3:.K12])" office:value-type="float" office:value="6083.4425">
            <text:p>6083.4425</text:p>
          </table:table-cell>
          <table:table-cell table:formula="of:=MEDIAN([.L3:.L12])" office:value-type="float" office:value="3653">
            <text:p>3653</text:p>
          </table:table-cell>
          <table:table-cell table:formula="of:=MEDIAN([.M3:.M12])" office:value-type="float" office:value="6083.45">
            <text:p>6083.45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3" office:value-type="string">
            <text:p>Variance</text:p>
          </table:table-cell>
          <table:table-cell table:style-name="ce9" table:formula="of:=VAR([.J3:.J12])" office:value-type="float" office:value="0.0252104444444445">
            <text:p>0.0252104444</text:p>
          </table:table-cell>
          <table:table-cell table:style-name="ce9" table:formula="of:=VAR([.K3:.K12])" office:value-type="float" office:value="1735.41205005556">
            <text:p>1735.4120500556</text:p>
          </table:table-cell>
          <table:table-cell table:style-name="ce9" table:formula="of:=VAR([.L3:.L12])" office:value-type="float" office:value="52.9666666666674">
            <text:p>52.9666666667</text:p>
          </table:table-cell>
          <table:table-cell table:style-name="ce9" table:formula="of:=VAR([.M3:.M12])" office:value-type="float" office:value="1735.55777777778">
            <text:p>1735.5577777778</text:p>
          </table:table-cell>
          <table:table-cell table:number-columns-repeated="1011"/>
        </table:table-row>
        <table:table-row table:style-name="ro3">
          <table:table-cell table:number-columns-repeated="8"/>
          <table:table-cell table:style-name="ce21" office:value-type="string">
            <text:p>Std Dev</text:p>
          </table:table-cell>
          <table:table-cell table:formula="of:=STDEV([.J3:.J12])" office:value-type="float" office:value="0.158777972163787">
            <text:p>0.1587779722</text:p>
          </table:table-cell>
          <table:table-cell table:formula="of:=STDEV([.K3:.K12])" office:value-type="float" office:value="41.65827708938">
            <text:p>41.6582770894</text:p>
          </table:table-cell>
          <table:table-cell table:formula="of:=STDEV([.L3:.L12])" office:value-type="float" office:value="7.2778201864753">
            <text:p>7.2778201865</text:p>
          </table:table-cell>
          <table:table-cell table:formula="of:=STDEV([.M3:.M12])" office:value-type="float" office:value="41.6600261375072">
            <text:p>41.6600261375</text:p>
          </table:table-cell>
          <table:table-cell table:number-columns-repeated="1011"/>
        </table:table-row>
        <table:table-row table:style-name="ro3" table:number-rows-repeated="48">
          <table:table-cell table:number-columns-repeated="1024"/>
        </table:table-row>
        <table:table-row table:style-name="ro3">
          <table:table-cell table:number-columns-repeated="6"/>
          <table:table-cell table:style-name="ce19"/>
          <table:table-cell table:style-name="ce7" office:value-type="string">
            <text:p>Aggressive | ETS (MJ)</text:p>
          </table:table-cell>
          <table:table-cell table:style-name="ce7" office:value-type="string">
            <text:p>Degraded | ETS (MJ)</text:p>
          </table:table-cell>
          <table:table-cell table:style-name="ce7" office:value-type="string">
            <text:p>Aggressive | TTS (s)</text:p>
          </table:table-cell>
          <table:table-cell table:style-name="ce7" office:value-type="string">
            <text:p>Degraded | TTS (s)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office:value-type="string">
            <text:p>Lower Bound</text:p>
          </table:table-cell>
          <table:table-cell office:value-type="float" office:value="22.6419747174">
            <text:p>22.6419747174</text:p>
          </table:table-cell>
          <table:table-cell office:value-type="float" office:value="22.1916569271">
            <text:p>22.1916569271</text:p>
          </table:table-cell>
          <table:table-cell office:value-type="float" office:value="6098.4607794237">
            <text:p>6098.4607794237</text:p>
          </table:table-cell>
          <table:table-cell office:value-type="float" office:value="6077.3138526758">
            <text:p>6077.3138526758</text:p>
          </table:table-cell>
          <table:table-cell table:number-columns-repeated="1013"/>
        </table:table-row>
        <table:table-row table:style-name="ro3">
          <table:table-cell table:number-columns-repeated="6"/>
          <table:table-cell office:value-type="string">
            <text:p>Upper Bound</text:p>
          </table:table-cell>
          <table:table-cell office:value-type="float" office:value="22.7340252826">
            <text:p>22.7340252826</text:p>
          </table:table-cell>
          <table:table-cell office:value-type="float" office:value="22.2563430729">
            <text:p>22.2563430729</text:p>
          </table:table-cell>
          <table:table-cell office:value-type="float" office:value="6120.5372205763">
            <text:p>6120.5372205763</text:p>
          </table:table-cell>
          <table:table-cell office:value-type="float" office:value="6094.2861473242">
            <text:p>6094.2861473242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style-name="ce19" office:value-type="string">
            <text:p>95% span</text:p>
          </table:table-cell>
          <table:table-cell office:value-type="float" office:value="0.0460252826">
            <text:p>0.0460252826</text:p>
          </table:table-cell>
          <table:table-cell office:value-type="float" office:value="0.0323430729">
            <text:p>0.0323430729</text:p>
          </table:table-cell>
          <table:table-cell office:value-type="float" office:value="11.0382205763">
            <text:p>11.0382205763</text:p>
          </table:table-cell>
          <table:table-cell office:value-type="float" office:value="8.4861473242">
            <text:p>8.4861473242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6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1" table:default-cell-style-name="ce26"/>
        <table:table-column table:style-name="co11" table:number-columns-repeated="2" table:default-cell-style-name="Default"/>
        <table:table-column table:style-name="co11" table:default-cell-style-name="ce28"/>
        <table:table-column table:style-name="co11" table:number-columns-repeated="4" table:default-cell-style-name="Default"/>
        <table:table-column table:style-name="co11" table:default-cell-style-name="ce26"/>
        <table:table-column table:style-name="co11" table:number-columns-repeated="2" table:default-cell-style-name="Default"/>
        <table:table-column table:style-name="co11" table:default-cell-style-name="ce28"/>
        <table:table-column table:style-name="co11" table:default-cell-style-name="Default"/>
        <table:table-row table:style-name="ro3">
          <table:table-cell/>
          <table:table-cell table:style-name="ce26" table:number-columns-repeated="4"/>
          <table:table-cell table:number-columns-repeated="4"/>
          <table:table-cell table:style-name="ce26" table:number-columns-repeated="4"/>
        </table:table-row>
        <table:table-row table:style-name="ro3">
          <table:table-cell/>
          <table:table-cell office:value-type="string">
            <text:p>Energy</text:p>
          </table:table-cell>
          <table:table-cell office:value-type="string">
            <text:p>Time</text:p>
          </table:table-cell>
          <table:table-cell table:style-name="Default" office:value-type="string">
            <text:p>Power</text:p>
          </table:table-cell>
          <table:table-cell office:value-type="string">
            <text:p>Time</text:p>
          </table:table-cell>
          <table:table-cell table:number-columns-repeated="4"/>
          <table:table-cell office:value-type="string">
            <text:p>Energy</text:p>
          </table:table-cell>
          <table:table-cell office:value-type="string">
            <text:p>Time</text:p>
          </table:table-cell>
          <table:table-cell table:style-name="Default" office:value-type="string">
            <text:p>Power</text:p>
          </table:table-cell>
          <table:table-cell office:value-type="string">
            <text:p>Time</text:p>
          </table:table-cell>
        </table:table-row>
        <table:table-row table:style-name="ro3" table:number-rows-repeated="10">
          <table:table-cell table:number-columns-repeated="13"/>
        </table:table-row>
        <table:table-row table:style-name="ro3">
          <table:table-cell table:style-name="ce27"/>
          <table:table-cell table:style-name="ce27"/>
          <table:table-cell table:style-name="ce27"/>
          <table:table-cell table:style-name="ce29"/>
          <table:table-cell table:style-name="ce27"/>
          <table:table-cell table:number-columns-repeated="3"/>
          <table:table-cell table:style-name="ce27"/>
          <table:table-cell table:style-name="ce27"/>
          <table:table-cell table:style-name="ce27"/>
          <table:table-cell table:style-name="ce29"/>
          <table:table-cell table:style-name="ce27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30"/>
          <table:table-cell table:style-name="ce30" table:formula="of:=SUM(PRODUCT([.J13];100)/ [.B13])" office:value-type="float" office:value="0">
            <text:p>#DIV/0!</text:p>
          </table:table-cell>
          <table:table-cell table:number-columns-repeated="3" table:style-name="ce30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31" office:value-type="string">
            <text:p>Savings</text:p>
          </table:table-cell>
          <table:table-cell table:style-name="ce32" table:formula="of:=100-[.J14]" office:value-type="float" office:value="0">
            <text:p>#DIV/0!</text:p>
          </table:table-cell>
          <table:table-cell table:style-name="ce32" table:formula="of:=100-[.K14]" office:value-type="float" office:value="100">
            <text:p>100.000</text:p>
          </table:table-cell>
          <table:table-cell table:style-name="ce32" table:formula="of:=100-[.L14]" office:value-type="float" office:value="100">
            <text:p>100.000</text:p>
          </table:table-cell>
          <table:table-cell table:style-name="ce32" table:formula="of:=100-[.M14]" office:value-type="float" office:value="100">
            <text:p>100.000</text:p>
          </table:table-cell>
        </table:table-row>
      </table:table>
      <table:table table:name="Sheet3" table:style-name="ta1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harles</meta:initial-creator>
    <meta:creation-date>2014-04-09T10:59:22</meta:creation-date>
    <dc:date>2014-07-30T17:33:22</dc:date>
    <dc:creator>Joseph Charles</dc:creator>
    <meta:editing-duration>PT8H5M49S</meta:editing-duration>
    <meta:editing-cycles>58</meta:editing-cycles>
    <meta:generator>LibreOffice/3.5$Linux_X86_64 LibreOffice_project/350m1$Build-2</meta:generator>
    <meta:document-statistic meta:table-count="3" meta:cell-count="17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22" chart:maximum="24" chart:interval-major="1" chart:interval-minor-divisor="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0">
      <style:chart-properties chart:display-label="true" chart:logarithmic="false" chart:minimum="5800" chart:maximum="6300" chart:interval-major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mean-value="true" chart:data-label-number="value" chart:data-label-text="false" chart:data-label-symbol="false" chart:label-position="top"/>
      <style:graphic-properties draw:stroke="none" draw:fill-color="#0084d1" dr3d:edge-rounding="5%"/>
      <style:text-properties fo:font-size="10pt" fo:font-weight="bold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chart-properties chart:solid-type="cuboid"/>
    </style:style>
    <style:style style:name="ch13" style:family="chart" style:data-style-name="N1">
      <style:chart-properties chart:link-data-style-to-source="false" chart:mean-value="true" chart:data-label-number="value" chart:data-label-text="false" chart:data-label-symbol="false" chart:label-position="outside"/>
      <style:graphic-properties draw:stroke="none" draw:fill-color="#c0c0c0" dr3d:edge-rounding="5%"/>
      <style:text-properties fo:font-size="10pt" fo:font-weight="bold" style:font-size-asian="10pt" style:font-size-complex="10pt"/>
    </style:style>
    <style:style style:name="ch14" style:family="chart">
      <style:graphic-properties draw:stroke-dash="Fine_20_Dashe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svg:x="2.717cm" svg:y="0.68cm" style:legend-expansion="custom" chartooo:width="10.568cm" chartooo:height="0.598cm" style:legend-expansion-aspect-ratio="17.6722408026756" chart:style-name="ch2"/>
        <chart:plot-area chart:style-name="ch3" table:cell-range-address="Sheet1.B2:Sheet1.C12" chart:data-source-has-labels="row" svg:x="1.325cm" svg:y="0.804cm" svg:width="13.188cm" svg:height="7.55cm">
          <chartooo:coordinate-region svg:x="1.946cm" svg:y="1.003cm" svg:width="11.574cm" svg:height="7.152cm"/>
          <chart:axis chart:dimension="x" chart:name="primary-x" chart:style-name="ch4"/>
          <chart:axis chart:dimension="y" chart:name="primary-y" chart:style-name="ch5">
            <chart:title svg:x="0.301cm" svg:y="6.878cm" chart:style-name="ch6">
              <text:p>Energy-to-Solution (MJ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9">
            <chart:title svg:x="14.833cm" svg:y="6.507cm" chart:style-name="ch6">
              <text:p>Time-to-Solution (s)</text:p>
            </chart:title>
          </chart:axis>
          <chart:series chart:attached-axis="primary-y" chart:style-name="ch10" chart:values-cell-range-address="Sheet1.B3:Sheet1.B12" chart:label-cell-address="Sheet1.B2:Sheet1.B2" chart:class="chart:bar">
            <chart:mean-value chart:style-name="ch11"/>
            <chart:data-point chart:style-name="ch12"/>
            <chart:data-point chart:repeated="9"/>
          </chart:series>
          <chart:series chart:attached-axis="secondary-y" chart:style-name="ch13" chart:values-cell-range-address="Sheet1.C3:Sheet1.C12" chart:label-cell-address="Sheet1.C2:Sheet1.C2" chart:class="chart:bar">
            <chart:mean-value chart:style-name="ch14"/>
            <chart:data-point chart:style-name="ch12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ressive | ETS (MJ)</text:p>
                <draw:g>
                  <svg:desc>Sheet1.B2:Sheet1.B2</svg:desc>
                </draw:g>
              </table:table-cell>
              <table:table-cell office:value-type="string">
                <text:p>Aggressive | TTS (s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091">
                <text:p>23.091</text:p>
                <draw:g>
                  <svg:desc>Sheet1.B3:Sheet1.B12</svg:desc>
                </draw:g>
              </table:table-cell>
              <table:table-cell office:value-type="float" office:value="6221.699">
                <text:p>6221.699</text:p>
                <draw:g>
                  <svg:desc>Sheet1.C3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531">
                <text:p>22.531</text:p>
              </table:table-cell>
              <table:table-cell office:value-type="float" office:value="6072.038">
                <text:p>6072.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671">
                <text:p>22.671</text:p>
              </table:table-cell>
              <table:table-cell office:value-type="float" office:value="6110.105">
                <text:p>6110.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367">
                <text:p>22.367</text:p>
              </table:table-cell>
              <table:table-cell office:value-type="float" office:value="6039.94">
                <text:p>6039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42">
                <text:p>22.42</text:p>
              </table:table-cell>
              <table:table-cell office:value-type="float" office:value="6055.353">
                <text:p>6055.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604">
                <text:p>22.604</text:p>
              </table:table-cell>
              <table:table-cell office:value-type="float" office:value="6087.362">
                <text:p>6087.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937">
                <text:p>22.937</text:p>
              </table:table-cell>
              <table:table-cell office:value-type="float" office:value="6166.214">
                <text:p>6166.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769">
                <text:p>22.769</text:p>
              </table:table-cell>
              <table:table-cell office:value-type="float" office:value="6115.483">
                <text:p>6115.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832">
                <text:p>22.832</text:p>
              </table:table-cell>
              <table:table-cell office:value-type="float" office:value="6134.517">
                <text:p>6134.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658">
                <text:p>22.658</text:p>
              </table:table-cell>
              <table:table-cell office:value-type="float" office:value="6092.279">
                <text:p>6092.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22" chart:maximum="24" chart:interval-major="1" chart:interval-minor-divisor="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0">
      <style:chart-properties chart:display-label="true" chart:logarithmic="false" chart:minimum="5800" chart:maximum="6300" chart:interval-major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mean-value="true" chart:data-label-number="value" chart:data-label-text="false" chart:data-label-symbol="false" chart:label-position="top"/>
      <style:graphic-properties draw:stroke="none" draw:fill-color="#0084d1" dr3d:edge-rounding="5%"/>
      <style:text-properties fo:font-size="10pt" fo:font-weight="bold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chart-properties chart:solid-type="cuboid"/>
    </style:style>
    <style:style style:name="ch13" style:family="chart" style:data-style-name="N1">
      <style:chart-properties chart:link-data-style-to-source="false" chart:mean-value="true" chart:data-label-number="value" chart:data-label-text="false" chart:data-label-symbol="false" chart:label-position="outside"/>
      <style:graphic-properties draw:stroke="none" draw:fill-color="#c0c0c0" dr3d:edge-rounding="5%"/>
      <style:text-properties fo:font-size="10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chart:legend-position="top" svg:x="3.057cm" svg:y="0.68cm" style:legend-expansion="wide" chart:style-name="ch2"/>
        <chart:plot-area chart:style-name="ch3" table:cell-range-address="Sheet1.J2:Sheet1.K12" chart:data-source-has-labels="row" svg:x="1.325cm" svg:y="0.804cm" svg:width="13.188cm" svg:height="7.55cm">
          <chartooo:coordinate-region svg:x="1.946cm" svg:y="1.003cm" svg:width="11.574cm" svg:height="7.152cm"/>
          <chart:axis chart:dimension="x" chart:name="primary-x" chart:style-name="ch4"/>
          <chart:axis chart:dimension="y" chart:name="primary-y" chart:style-name="ch5">
            <chart:title svg:x="0.301cm" svg:y="6.878cm" chart:style-name="ch6">
              <text:p>Energy-to-Solution (MJ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9">
            <chart:title svg:x="14.833cm" svg:y="6.507cm" chart:style-name="ch6">
              <text:p>Time-to-Solution (s)</text:p>
            </chart:title>
          </chart:axis>
          <chart:series chart:attached-axis="primary-y" chart:style-name="ch10" chart:values-cell-range-address="Sheet1.J3:Sheet1.J12" chart:label-cell-address="Sheet1.J2:Sheet1.J2" chart:class="chart:bar">
            <chart:mean-value chart:style-name="ch11"/>
            <chart:data-point chart:style-name="ch12"/>
            <chart:data-point chart:repeated="9"/>
          </chart:series>
          <chart:series chart:attached-axis="secondary-y" chart:style-name="ch13" chart:values-cell-range-address="Sheet1.K3:Sheet1.K12" chart:label-cell-address="Sheet1.K2:Sheet1.K2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aded | ETS (MJ)</text:p>
                <draw:g>
                  <svg:desc>Sheet1.J2:Sheet1.J2</svg:desc>
                </draw:g>
              </table:table-cell>
              <table:table-cell office:value-type="string">
                <text:p>Degraded | TTS (s)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564">
                <text:p>22.564</text:p>
                <draw:g>
                  <svg:desc>Sheet1.J3:Sheet1.J12</svg:desc>
                </draw:g>
              </table:table-cell>
              <table:table-cell office:value-type="float" office:value="6181.8">
                <text:p>6181.8</text:p>
                <draw:g>
                  <svg:desc>Sheet1.K3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174">
                <text:p>22.174</text:p>
              </table:table-cell>
              <table:table-cell office:value-type="float" office:value="6073.306">
                <text:p>6073.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.256">
                <text:p>22.256</text:p>
              </table:table-cell>
              <table:table-cell office:value-type="float" office:value="6106.14">
                <text:p>6106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05">
                <text:p>22.05</text:p>
              </table:table-cell>
              <table:table-cell office:value-type="float" office:value="6062.541">
                <text:p>6062.5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078">
                <text:p>22.078</text:p>
              </table:table-cell>
              <table:table-cell office:value-type="float" office:value="6053.044">
                <text:p>6053.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272">
                <text:p>22.272</text:p>
              </table:table-cell>
              <table:table-cell office:value-type="float" office:value="6093.579">
                <text:p>6093.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292">
                <text:p>22.292</text:p>
              </table:table-cell>
              <table:table-cell office:value-type="float" office:value="6094.498">
                <text:p>6094.4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357">
                <text:p>22.357</text:p>
              </table:table-cell>
              <table:table-cell office:value-type="float" office:value="6106.625">
                <text:p>6106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093">
                <text:p>22.093</text:p>
              </table:table-cell>
              <table:table-cell office:value-type="float" office:value="6039.103">
                <text:p>6039.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104">
                <text:p>22.104</text:p>
              </table:table-cell>
              <table:table-cell office:value-type="float" office:value="6047.479">
                <text:p>6047.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tick-marks-minor-inner="false" chart:tick-marks-minor-outer="true" chart:logarithmic="false" chart:minimum="3600" chart:maximum="3750" chart:interval-major="3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0">
      <style:chart-properties chart:display-label="true" chart:logarithmic="false" chart:minimum="5800" chart:maximum="6300" chart:interval-major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22">
      <style:chart-properties chart:link-data-style-to-source="false" chart:mean-value="true" chart:data-label-number="value" chart:data-label-text="false" chart:data-label-symbol="false" chart:label-position="top"/>
      <style:graphic-properties draw:stroke="none" draw:fill-color="#0084d1" dr3d:edge-rounding="5%"/>
      <style:text-properties fo:font-size="10pt" fo:font-weight="bold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chart-properties chart:solid-type="cuboid"/>
    </style:style>
    <style:style style:name="ch13" style:family="chart" style:data-style-name="N1">
      <style:chart-properties chart:link-data-style-to-source="false" chart:mean-value="true" chart:data-label-number="value" chart:data-label-text="false" chart:data-label-symbol="false" chart:label-position="outside"/>
      <style:graphic-properties draw:stroke="none" draw:fill-color="#c0c0c0" dr3d:edge-rounding="5%"/>
      <style:text-properties fo:font-size="10pt" fo:font-weight="bold" style:font-size-asian="10pt" style:font-size-complex="10pt"/>
    </style:style>
    <style:style style:name="ch14" style:family="chart">
      <style:graphic-properties draw:stroke-dash="Fine_20_Dashe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svg:x="2.717cm" svg:y="0.68cm" style:legend-expansion="custom" chartooo:width="10.568cm" chartooo:height="0.598cm" style:legend-expansion-aspect-ratio="17.6722408026756" chart:style-name="ch2"/>
        <chart:plot-area chart:style-name="ch3" table:cell-range-address="Sheet1.D2:Sheet1.E12" chart:data-source-has-labels="row" svg:x="0.954cm" svg:y="0.804cm" svg:width="13.559cm" svg:height="7.55cm">
          <chartooo:coordinate-region svg:x="1.946cm" svg:y="1.003cm" svg:width="11.574cm" svg:height="7.152cm"/>
          <chart:axis chart:dimension="x" chart:name="primary-x" chart:style-name="ch4"/>
          <chart:axis chart:dimension="y" chart:name="primary-y" chart:style-name="ch5">
            <chart:title svg:x="0cm" svg:y="5.647cm" chart:style-name="ch6">
              <text:p>Power (W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9">
            <chart:title svg:x="14.833cm" svg:y="6.507cm" chart:style-name="ch6">
              <text:p>Time-to-Solution (s)</text:p>
            </chart:title>
          </chart:axis>
          <chart:series chart:attached-axis="primary-y" chart:style-name="ch10" chart:values-cell-range-address="Sheet1.D3:Sheet1.D12" chart:label-cell-address="Sheet1.D2:Sheet1.D2" chart:class="chart:bar">
            <chart:mean-value chart:style-name="ch11"/>
            <chart:data-point chart:style-name="ch12"/>
            <chart:data-point chart:repeated="9"/>
          </chart:series>
          <chart:series chart:attached-axis="secondary-y" chart:style-name="ch13" chart:values-cell-range-address="Sheet1.E3:Sheet1.E12" chart:label-cell-address="Sheet1.E2:Sheet1.E2" chart:class="chart:bar">
            <chart:mean-value chart:style-name="ch14"/>
            <chart:data-point chart:style-name="ch12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ressive | Power (W)</text:p>
                <draw:g>
                  <svg:desc>Sheet1.D2:Sheet1.D2</svg:desc>
                </draw:g>
              </table:table-cell>
              <table:table-cell office:value-type="string">
                <text:p>Tim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11.3">
                <text:p>3711.3</text:p>
                <draw:g>
                  <svg:desc>Sheet1.D3:Sheet1.D12</svg:desc>
                </draw:g>
              </table:table-cell>
              <table:table-cell office:value-type="float" office:value="6221.7">
                <text:p>6221.7</text:p>
                <draw:g>
                  <svg:desc>Sheet1.E3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10.7">
                <text:p>3710.7</text:p>
              </table:table-cell>
              <table:table-cell office:value-type="float" office:value="6072">
                <text:p>6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10.4">
                <text:p>3710.4</text:p>
              </table:table-cell>
              <table:table-cell office:value-type="float" office:value="6110.1">
                <text:p>611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03.2">
                <text:p>3703.2</text:p>
              </table:table-cell>
              <table:table-cell office:value-type="float" office:value="6039.9">
                <text:p>603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02.6">
                <text:p>3702.6</text:p>
              </table:table-cell>
              <table:table-cell office:value-type="float" office:value="6055.4">
                <text:p>605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13.3">
                <text:p>3713.3</text:p>
              </table:table-cell>
              <table:table-cell office:value-type="float" office:value="6087.4">
                <text:p>6087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19.8">
                <text:p>3719.8</text:p>
              </table:table-cell>
              <table:table-cell office:value-type="float" office:value="6166.2">
                <text:p>6166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23.2">
                <text:p>3723.2</text:p>
              </table:table-cell>
              <table:table-cell office:value-type="float" office:value="6115.5">
                <text:p>611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22.1">
                <text:p>3722.1</text:p>
              </table:table-cell>
              <table:table-cell office:value-type="float" office:value="6134.5">
                <text:p>613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19.2">
                <text:p>3719.2</text:p>
              </table:table-cell>
              <table:table-cell office:value-type="float" office:value="6092.3">
                <text:p>6092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2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 chart:mean-value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tick-marks-minor-inner="false" chart:tick-marks-minor-outer="true" chart:logarithmic="false" chart:minimum="3600" chart:maximum="3750" chart:interval-major="3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0">
      <style:chart-properties chart:display-label="true" chart:logarithmic="false" chart:minimum="5800" chart:maximum="6300" chart:interval-major="1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22">
      <style:chart-properties chart:link-data-style-to-source="false" chart:mean-value="true" chart:data-label-number="value" chart:data-label-text="false" chart:data-label-symbol="false" chart:label-position="top"/>
      <style:graphic-properties draw:stroke="none" draw:fill-color="#0084d1" dr3d:edge-rounding="5%"/>
      <style:text-properties fo:font-size="10pt" fo:font-weight="bold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chart-properties chart:solid-type="cuboid"/>
    </style:style>
    <style:style style:name="ch13" style:family="chart" style:data-style-name="N1">
      <style:chart-properties chart:link-data-style-to-source="false" chart:mean-value="true" chart:data-label-number="value" chart:data-label-text="false" chart:data-label-symbol="false" chart:label-position="outside"/>
      <style:graphic-properties draw:stroke="none" draw:fill-color="#c0c0c0" dr3d:edge-rounding="5%"/>
      <style:text-properties fo:font-size="10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chart:legend-position="top" svg:x="2.951cm" svg:y="0.68cm" style:legend-expansion="wide" chart:style-name="ch2"/>
        <chart:plot-area chart:style-name="ch3" table:cell-range-address="Sheet1.L2:Sheet1.M12" chart:data-source-has-labels="row" svg:x="0.954cm" svg:y="0.804cm" svg:width="13.559cm" svg:height="7.55cm">
          <chartooo:coordinate-region svg:x="1.946cm" svg:y="1.003cm" svg:width="11.574cm" svg:height="7.152cm"/>
          <chart:axis chart:dimension="x" chart:name="primary-x" chart:style-name="ch4"/>
          <chart:axis chart:dimension="y" chart:name="primary-y" chart:style-name="ch5">
            <chart:title svg:x="0cm" svg:y="5.647cm" chart:style-name="ch6">
              <text:p>Power (W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9">
            <chart:title svg:x="14.833cm" svg:y="6.507cm" chart:style-name="ch6">
              <text:p>Time-to-Solution (s)</text:p>
            </chart:title>
          </chart:axis>
          <chart:series chart:attached-axis="primary-y" chart:style-name="ch10" chart:values-cell-range-address="Sheet1.L3:Sheet1.L12" chart:label-cell-address="Sheet1.L2:Sheet1.L2" chart:class="chart:bar">
            <chart:mean-value chart:style-name="ch11"/>
            <chart:data-point chart:style-name="ch12"/>
            <chart:data-point chart:repeated="9"/>
          </chart:series>
          <chart:series chart:attached-axis="secondary-y" chart:style-name="ch13" chart:values-cell-range-address="Sheet1.M3:Sheet1.M12" chart:label-cell-address="Sheet1.M2:Sheet1.M2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aded | Power (W)</text:p>
                <draw:g>
                  <svg:desc>Sheet1.L2:Sheet1.L2</svg:desc>
                </draw:g>
              </table:table-cell>
              <table:table-cell office:value-type="string">
                <text:p>Time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50.1">
                <text:p>3650.1</text:p>
                <draw:g>
                  <svg:desc>Sheet1.L3:Sheet1.L12</svg:desc>
                </draw:g>
              </table:table-cell>
              <table:table-cell office:value-type="float" office:value="6181.8">
                <text:p>6181.8</text:p>
                <draw:g>
                  <svg:desc>Sheet1.M3:Sheet1.M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50.9">
                <text:p>3650.9</text:p>
              </table:table-cell>
              <table:table-cell office:value-type="float" office:value="6073.3">
                <text:p>6073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44.9">
                <text:p>3644.9</text:p>
              </table:table-cell>
              <table:table-cell office:value-type="float" office:value="6106.1">
                <text:p>610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37.2">
                <text:p>3637.2</text:p>
              </table:table-cell>
              <table:table-cell office:value-type="float" office:value="6062.5">
                <text:p>606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47.2">
                <text:p>3647.2</text:p>
              </table:table-cell>
              <table:table-cell office:value-type="float" office:value="6053">
                <text:p>6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55.1">
                <text:p>3655.1</text:p>
              </table:table-cell>
              <table:table-cell office:value-type="float" office:value="6093.6">
                <text:p>6093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57.7">
                <text:p>3657.7</text:p>
              </table:table-cell>
              <table:table-cell office:value-type="float" office:value="6094.5">
                <text:p>609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61.3">
                <text:p>3661.3</text:p>
              </table:table-cell>
              <table:table-cell office:value-type="float" office:value="6106.6">
                <text:p>6106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8.4">
                <text:p>3658.4</text:p>
              </table:table-cell>
              <table:table-cell office:value-type="float" office:value="6039.1">
                <text:p>6039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55.2">
                <text:p>3655.2</text:p>
              </table:table-cell>
              <table:table-cell office:value-type="float" office:value="6047.5">
                <text:p>6047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 chart:error-upper-indicator="true" chart:error-lower-indicator="true" chart:error-category="cell-rang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inor-inner="false" chart:tick-marks-minor-outer="true" chart:logarithmic="false" chart:minimum="22" chart:maximum="23" chart:interval-major="0.5" chart:overlap="-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cccccc"/>
    </style:style>
    <style:style style:name="ch9" style:family="chart" style:data-style-name="N1">
      <style:chart-properties chart:display-label="true" chart:logarithmic="false" chart:minimum="6000" chart:maximum="6200" chart:interval-major="50" chart:overlap="-5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error-upper-indicator="true" chart:error-lower-indicator="true" chart:error-category="cell-range" chart:error-upper-range="Sheet1.H72:Sheet1.H72" chart:error-lower-range="Sheet1.H72:Sheet1.H72" chart:data-label-number="value" chart:data-label-text="false" chart:data-label-symbol="false" chart:label-position="bottom"/>
      <style:graphic-properties draw:stroke="none" draw:fill-color="#0084d1"/>
      <style:text-properties fo:font-size="10pt" fo:font-weight="bold" style:font-size-asian="10pt" style:font-size-complex="10pt"/>
    </style:style>
    <style:style style:name="ch11" style:family="chart">
      <style:chart-properties chart:error-category="cell-range"/>
      <style:graphic-properties svg:stroke-width="0.051cm"/>
    </style:style>
    <style:style style:name="ch12" style:family="chart">
      <style:chart-properties chart:solid-type="cuboid"/>
    </style:style>
    <style:style style:name="ch13" style:family="chart" style:data-style-name="N0">
      <style:chart-properties chart:error-upper-indicator="true" chart:error-lower-indicator="true" chart:error-category="cell-range" chart:error-upper-range="Sheet1.I72:Sheet1.I72" chart:error-lower-range="Sheet1.I72:Sheet1.I72" chart:data-label-number="value" chart:data-label-text="false" chart:data-label-symbol="false" chart:label-position="bottom"/>
      <style:graphic-properties draw:stroke="none" draw:fill-color="#ff420e"/>
      <style:text-properties fo:font-size="10pt" fo:font-weight="bold" style:font-size-asian="10pt" style:font-size-complex="10pt"/>
    </style:style>
    <style:style style:name="ch14" style:family="chart" style:data-style-name="N1">
      <style:chart-properties chart:error-upper-indicator="true" chart:error-lower-indicator="true" chart:error-category="cell-range" chart:error-upper-range="Sheet1.J72:Sheet1.J72" chart:error-lower-range="Sheet1.J72:Sheet1.J72" chart:data-label-number="value" chart:data-label-text="false" chart:data-label-symbol="false" chart:label-position="bottom"/>
      <style:graphic-properties draw:stroke="none" draw:fill-color="#83caff"/>
      <style:text-properties fo:font-size="10pt" fo:font-weight="bold" style:font-size-asian="10pt" style:font-size-complex="10pt"/>
    </style:style>
    <style:style style:name="ch15" style:family="chart" style:data-style-name="N1">
      <style:chart-properties chart:error-upper-indicator="true" chart:error-lower-indicator="true" chart:error-category="cell-range" chart:error-upper-range="Sheet1.K72:Sheet1.K72" chart:error-lower-range="Sheet1.K72:Sheet1.K72" chart:data-label-number="value" chart:data-label-text="false" chart:data-label-symbol="false" chart:label-position="bottom"/>
      <style:graphic-properties draw:stroke="none" draw:fill-color="#ff950e"/>
      <style:text-properties fo:font-size="10pt" fo:font-weight="bold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column-mapping="1 0 2" chart:style-name="ch1">
        <chart:legend svg:x="3.816cm" svg:y="1.002cm" style:legend-expansion="custom" chartooo:width="8.071cm" chartooo:height="1.547cm" style:legend-expansion-aspect-ratio="5.21719457013575" chart:style-name="ch2"/>
        <chart:plot-area chart:style-name="ch3" table:cell-range-address="Sheet1.J13:Sheet1.K13 Sheet1.B2:Sheet1.C2 Sheet1.B13:Sheet1.C13 Sheet1.J2:Sheet1.K2" chart:data-source-has-labels="both" svg:x="1.034cm" svg:y="0.803cm" svg:width="13.479cm" svg:height="7.551cm">
          <chartooo:coordinate-region svg:x="1.946cm" svg:y="1.003cm" svg:width="11.574cm" svg:height="7.152cm"/>
          <chart:axis chart:dimension="x" chart:name="primary-x" chart:style-name="ch4" chartooo:axis-type="text">
            <chart:categories table:cell-range-address="Sheet1.J13:Sheet1.J13"/>
          </chart:axis>
          <chart:axis chart:dimension="y" chart:name="primary-y" chart:style-name="ch5">
            <chart:title svg:x="0.01cm" svg:y="6.877cm" chart:style-name="ch6">
              <text:p>Energy-to-Solution (MJ)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9">
            <chart:title svg:x="14.833cm" svg:y="6.506cm" chart:style-name="ch6">
              <text:p>Time-to-Solution (s)</text:p>
            </chart:title>
          </chart:axis>
          <chart:series chart:attached-axis="primary-y" chart:style-name="ch10" chart:values-cell-range-address="Sheet1.B13:Sheet1.B13" chart:label-cell-address="Sheet1.B2:Sheet1.B2" chart:class="chart:bar">
            <chart:error-indicator chart:style-name="ch11" chart:dimension="y"/>
            <chart:data-point chart:style-name="ch12"/>
          </chart:series>
          <chart:series chart:attached-axis="primary-y" chart:style-name="ch13" chart:values-cell-range-address="Sheet1.J13:Sheet1.J13" chart:label-cell-address="Sheet1.J2:Sheet1.J2" chart:class="chart:bar">
            <chart:error-indicator chart:style-name="ch11" chart:dimension="y"/>
            <chart:data-point/>
          </chart:series>
          <chart:series chart:attached-axis="secondary-y" chart:style-name="ch14" chart:values-cell-range-address="Sheet1.C13:Sheet1.C13" chart:label-cell-address="Sheet1.C2:Sheet1.C2" chart:class="chart:bar">
            <chart:error-indicator chart:style-name="ch11" chart:dimension="y"/>
            <chart:data-point chart:style-name="ch12"/>
          </chart:series>
          <chart:series chart:attached-axis="secondary-y" chart:style-name="ch15" chart:values-cell-range-address="Sheet1.K13:Sheet1.K13" chart:label-cell-address="Sheet1.K2:Sheet1.K2" chart:class="chart:bar">
            <chart:error-indicator chart:style-name="ch11" chart:dimension="y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gressive | ETS (MJ)</text:p>
                <draw:g>
                  <svg:desc>Sheet1.B2:Sheet1.B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Degraded | ETS (MJ)</text:p>
                <draw:g>
                  <svg:desc>Sheet1.J2:Sheet1.J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Aggressive | TTS (s)</text:p>
                <draw:g>
                  <svg:desc>Sheet1.C2:Sheet1.C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Degraded | TTS (s)</text:p>
                <draw:g>
                  <svg:desc>Sheet1.K2:Sheet1.K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2.224">
                <text:p>20</text:p>
                <draw:g>
                  <svg:desc>Sheet1.J13:Sheet1.J13</svg:desc>
                </draw:g>
              </table:table-cell>
              <table:table-cell office:value-type="float" office:value="22.688">
                <text:p>22.688</text:p>
                <draw:g>
                  <svg:desc>Sheet1.B13:Sheet1.B13</svg:desc>
                </draw:g>
              </table:table-cell>
              <table:table-cell office:value-type="float" office:value="0.0460252826">
                <text:p>0.0460252826</text:p>
                <draw:g>
                  <svg:desc>Sheet1.H72:Sheet1.H72</svg:desc>
                </draw:g>
              </table:table-cell>
              <table:table-cell office:value-type="float" office:value="0.0460252826">
                <text:p>0.0460252826</text:p>
                <draw:g>
                  <svg:desc>Sheet1.H72:Sheet1.H72</svg:desc>
                </draw:g>
              </table:table-cell>
              <table:table-cell office:value-type="float" office:value="22.224">
                <text:p>22.224</text:p>
                <draw:g>
                  <svg:desc>Sheet1.J13:Sheet1.J13</svg:desc>
                </draw:g>
              </table:table-cell>
              <table:table-cell office:value-type="float" office:value="0.0323430729">
                <text:p>0.0323430729</text:p>
                <draw:g>
                  <svg:desc>Sheet1.I72:Sheet1.I72</svg:desc>
                </draw:g>
              </table:table-cell>
              <table:table-cell office:value-type="float" office:value="0.0323430729">
                <text:p>0.0323430729</text:p>
                <draw:g>
                  <svg:desc>Sheet1.I72:Sheet1.I72</svg:desc>
                </draw:g>
              </table:table-cell>
              <table:table-cell office:value-type="float" office:value="6109.499">
                <text:p>6109.499</text:p>
                <draw:g>
                  <svg:desc>Sheet1.C13:Sheet1.C13</svg:desc>
                </draw:g>
              </table:table-cell>
              <table:table-cell office:value-type="float" office:value="11.0382205763">
                <text:p>11.0382205763</text:p>
                <draw:g>
                  <svg:desc>Sheet1.J72:Sheet1.J72</svg:desc>
                </draw:g>
              </table:table-cell>
              <table:table-cell office:value-type="float" office:value="11.0382205763">
                <text:p>11.0382205763</text:p>
                <draw:g>
                  <svg:desc>Sheet1.J72:Sheet1.J72</svg:desc>
                </draw:g>
              </table:table-cell>
              <table:table-cell office:value-type="float" office:value="6085.8115">
                <text:p>6085.8115</text:p>
                <draw:g>
                  <svg:desc>Sheet1.K13:Sheet1.K13</svg:desc>
                </draw:g>
              </table:table-cell>
              <table:table-cell office:value-type="float" office:value="8.4861473242">
                <text:p>8.4861473242</text:p>
                <draw:g>
                  <svg:desc>Sheet1.K72:Sheet1.K72</svg:desc>
                </draw:g>
              </table:table-cell>
              <table:table-cell office:value-type="float" office:value="8.4861473242">
                <text:p>8.4861473242</text:p>
                <draw:g>
                  <svg:desc>Sheet1.K72:Sheet1.K72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